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5cm" svg:height="1.27cm" svg:x="0.991cm" svg:y="9.881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5.436cm" svg:y="9.881cm">
          <text:p text:style-name="P1">Grou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9.881cm" svg:y="9.881cm">
          <text:p text:style-name="P1">Par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14.326cm" svg:y="7.976cm">
          <text:p text:style-name="P1">Sket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14.326cm" svg:y="9.881cm">
          <text:p text:style-name="P1">Buil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14.326cm" svg:y="11.786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18.771cm" svg:y="7.976cm">
          <text:p text:style-name="P1">Feature2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23.216cm" svg:y="7.976cm">
          <text:p text:style-name="P1">Prim2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66cm" svg:y1="10.516cm" svg:x2="5.436cm" svg:y2="10.516cm">
          <text:p/>
        </draw:line>
        <draw:line draw:style-name="gr2" draw:text-style-name="P2" draw:layer="layout" svg:x1="8.611cm" svg:y1="10.516cm" svg:x2="9.881cm" svg:y2="10.516cm">
          <text:p/>
        </draw:line>
        <draw:line draw:style-name="gr2" draw:text-style-name="P2" draw:layer="layout" svg:x1="13.056cm" svg:y1="10.516cm" svg:x2="14.326cm" svg:y2="8.611cm">
          <text:p/>
        </draw:line>
        <draw:line draw:style-name="gr2" draw:text-style-name="P2" draw:layer="layout" svg:x1="13.056cm" svg:y1="10.516cm" svg:x2="14.326cm" svg:y2="10.516cm">
          <text:p/>
        </draw:line>
        <draw:line draw:style-name="gr2" draw:text-style-name="P2" draw:layer="layout" svg:x1="13.056cm" svg:y1="10.516cm" svg:x2="14.326cm" svg:y2="12.421cm">
          <text:p/>
        </draw:line>
        <draw:line draw:style-name="gr2" draw:text-style-name="P2" draw:layer="layout" svg:x1="17.501cm" svg:y1="8.611cm" svg:x2="18.771cm" svg:y2="8.611cm">
          <text:p/>
        </draw:line>
        <draw:line draw:style-name="gr2" draw:text-style-name="P2" draw:layer="layout" svg:x1="21.946cm" svg:y1="8.611cm" svg:x2="23.216cm" svg:y2="8.6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dam Kumpf</meta:initial-creator>
    <meta:creation-date>2007-04-28T11:29:21</meta:creation-date>
    <dc:creator>Adam Kumpf</dc:creator>
    <dc:date>2007-04-28T11:44:23</dc:date>
    <dc:language>en-US</dc:language>
    <meta:editing-cycles>2</meta:editing-cycles>
    <meta:editing-duration>PT15M5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